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trix<text:line-break/><text:line-break/><text:line-break/>Obiettivi<text:line-break/><text:line-break/>Il gioco utilizza una matrice di tessere bidimensionale o tridimensionale. L'utente ha la possibilità di specificare se la matrice è bidimensionale o tridimensionale, e le sue dimensioni, cioè il numero di tessere che possono stare all'interno di ciascuna dimensione. Il numero totale di tessere presenti all'interno della matrice sarà pari al numero massimo di tessere che possono essere contenute all'interno della matrice meno uno. Ad esempio, se la matrice ha dimensioni pari a 3x3x2, il numero di tessere presenti al suo interno sarà pari a 18-1=17.<text:line-break/>Le tessere si distinguono tra loro grazie a dei simboli grafici visualizzati al loro interno. L'utente può accettare un insieme di simboli grafici predefiniti, oppure scegliere un insieme di simboli personalizzati, ad esempio nella forma di immagini.<text:line-break/>Deve essere possibile ordinare le tessere sulla base dei loro simboli. Se i simboli scelti non sono intrinsecamente ordinabili (come le lettere dell'alfabeto, le stringhe, i numeri, ...), bisogna specificare un ordinamento per l'insieme di simboli scelto. Se l'insieme di simboli scelto ha un ordinamento predefinito, l'utente può accettare questo ordinamento, oppure imporne uno diverso, personalizzato. Altrimenti, l'utente deve scegliere un ordinamento personalizzato.<text:line-break/>All'inizio della partita, dopo aver scelto la dimensione della matrice, i simboli delle tessere, ed il loro ordinamento, il gioco distribuisce le tessere all'interno della matrice in maniera casuale. Lo scopo del gioco e spostare le tessere all'interno della matrice in modo che si dispongano nella configurazione ordinata.<text:line-break/>Siccome il numero di tessere è uno in meno della capienza della matrice, in ogni momento esisterà all'interno della matrice uno spazio vuoto delle dimensioni di una tessera. E' possibile spostare una delle tessere adiacenti allo spazio vuoto al suo interno. Facendo questo, lo spazio vuoto si sposterà ovviamente nella posizione precedentemente occupata dalla tessera che è stata spostata. Attraverso questi spostamenti, il giocatore deve riuscire a ridistribuire le tessere portandole nella loro configurazione ordinata di riferimento.<text:line-break/>Una volta che questa configurazione è stata raggiunta, il gioco termina informando l'utente della vittoria.<text:line-break/>L'utente deve avere la possibilità di salvare una partita già iniziata, e di riprendere a giocare una partita salvata. Deve anche poter gestire la lista delle partite salvate, eliminandone, se desiderato.<text:line-break/><text:line-break/><text:line-break/>Regole Generali di Sviluppo<text:line-break/><text:line-break/>Il primo punto nello sviluppo dell'applicativo è la scelta dei requisiti computazionali. I requisiti possono essere i seguenti: requisiti di tempo (velocità di caricamento dell'applicativo, o velocità nell'esecuzione dei comandi), requisiti di memoria (poco spazio di memoria occupato dall'applicativo durante l'esecuzione), requisiti di organizzazione (codice facilmente leggibile, correggibile, ampliabile).<text:line-break/>Successivamente bisogna idenfiticare le informazioni che descrivono l'applicazione e le attività che devono essere svolte dall'applicazione, descrivendole in termini generici. Un'attività è generalmente descrivibile come un problema computazionale caratterizzato da un input e un output.<text:line-break/>Per assicurarsi che i requisiti computazionali possano essere raggiunti, bisogna identificare quali attività possano incidere negativamente sugli stessi. Ad esempio, se il programma ha dei requisiti critici di tempo (cioè deve ottimizzare il tempo di calcolo), bisognerà individuare le attività che richiedono più tempo, o per la dimensione considerevole dell'input, oppure per via del fatto che sono ripetute numerose volte.<text:line-break/>Il passaggio successivo consiste nel progettare una struttura dati che consenta di ottimizzare l'esecuzione delle attività critiche. La stessa attività, naturalmente, può essere svolta utilizzando un <text:soft-page-break/>gran numero di strutture dati diverse, e algoritmi diversi che sono eseguiti su quelle strutture. La necessità è quella di scegliere una coppia struttura dati/algoritmo che sia in grado di raggiungere i requisiti computazionali richiesti. Ad esempio, se l'attività in questione è particolarmente intensiva in termini di tempo di calcolo richiesto, sarà una buona idea progettare una struttura dati tramite la quale l'algoritmo che svolge quel compito su quella struttura risulti particolarmente veloce. Se invece il problema è il risparmio di spazio di memoria, sarà da progettare una struttura dati che consenta di raggiungere l'obiettivo con il minimo dispendio di RAM.<text:line-break/>Naturalmente, se sulla stessa struttura dati sono da svolgersi più attività diverse, generalmente non tutte saranno ottimizzate. L'importante, comunque, è che lo siano quelle critiche relativamente ai requisiti computazionali.<text:line-break/><text:line-break/>Durante tutto lo sviluppo bisogna tenere conto della distinzione fra spazio del sistema e spazio dell'utente, per usare un'analogia con i sistemi operativi. Lo spazio del sistema contiene tutto ciò che riguarda il funzionamento logico del programma, mentre lo spazio dell'utente contiene le caratteristiche del programma che sono legate a ciò che vede l'utente.<text:line-break/><text:line-break/>Informazioni ed attività devono essere distinte a seconda che siano fondamentali per il funzionamento logico del programma, o che servano solo ad alimentare l'interfaccia utente. Le prime dovrebbero determinare il nucleo del programma, che non può essere cambiato per non perdere le funzionalità di base dell'applicativo, mentre le seconde fanno parte del sistema utente, che può essere inteso come una maschera da applicare al nucleo logico per renderlo più comodo e piacevole da usare all'utente. Naturalmente, la maschera può essere sostituita senza pregiudicare il funzionamento logico del programma. Ad esempio, si può usare il programma, che funziona allo stesso modo, con interfacce grafiche che presentano comandi diversi, o con interfacce da riga di comando piuttosto che grafiche. In tutti questi casi, comunque, il nucleo logico del programma deve rimanere invariato.<text:line-break/><text:line-break/>Il sistema logico esegue delle elaborazioni fondamentali per il funzionamento del programma, ed utilizzabili da qualunque sistema utente si scelga di adottare. Questo significa che la parte logica non dovrà preoccuparsi di questioni relative alla grafica, ad esempio, visto che a seconda del tipo di interfaccia utente scelto le considerazioni grafiche potrebbero cambiare sensibilmente.<text:line-break/><text:line-break/><text:line-break/>Sviluppo di Matrix<text:line-break/><text:line-break/>Nel caso di matrix, questa applicazione non ha particolari requisiti di tempo o memoria, dato che non deve svolgere calcoli che si prevede siano particolarmente lunghi o complessi, e non deve nemmeno manipolare grandi quantità di dati. Ci si può dunque concentrare sulla scrittura di un codice ben organizzato e funzionale.<text:line-break/><text:line-break/>In matrix la parte logica si occupa di:<text:line-break/>- mantenere l'insieme di tessere attuale, e ricordare l'insieme ordinato<text:line-break/>- calcolare una configurazione casuale iniziale<text:line-break/>- spostare le tessere nella direzione scelta ed aggiornare l'insieme di tessere dopo lo spostamento<text:line-break/>- controllare di volta in volta se le condizioni di vittoria sono soddisfatte<text:line-break/>Tutte queste attività possono essere svolte indipendentemente dal modo in cui si sceglie di comunicare con l'utente.<text:line-break/><text:line-break/>In matrix la parte utente si occupa di:<text:line-break/>- prelevare le scelte dell'utente riguardo le opzioni di gioco (matrice bidimensionale o tridimensionale, dimensioni, insieme di simboli, ordinamento)<text:line-break/>- fornire all'utente dei controlli per avviare il gioco, uscire dal gioco, muovere le tessere, salvare e <text:soft-page-break/>ripristinare una partita.<text:line-break/>- visualizzare ad ogni turno lo stato della matrice.<text:line-break/>- gestire il salvataggio e il recupero delle partite.<text:line-break/><text:line-break/>Vediamo allora la parte logica. Le informazioni indispensabili sono:<text:line-break/>- numero di tessere per ciascuna delle tre dimensioni (il bidimensionale è un caso particolare del tridimensionale in cui la terza dimensione contiene una sola tessera)<text:line-break/>- posizione attuale (ad ogni turno di gioco) di ogni tessera (la posizione iniziale è la posizione attuale al primo turno)<text:line-break/>- posizione ordinata di ogni tessera<text:line-break/>- spostamento che si vuole far compiere alla tessera<text:line-break/><text:line-break/>Ora, potremmo ad esempio voler cercare di ottimizzare il codice dal punto di vista del tempo di esecuzione. Un'attività può diventare lenta o perché deve lavorare su una grande quantità di dati di input, oppure perché deve essere ripetuta un gran numero di volte. In questo caso, le attività che lavorano su grandi input sono la generazione della configurazione casuale, che deve scegliere una posizione per ogni tessera, e il controllo delle condizioni di vittoria, perché bisogna controllare che tutte le tessere siano al posto giusto, e nel caso peggiore bisogna fare un'operazione per ogni tessera. Queste attività sono dunque O(n), crescono linearmente col numero di tessere, e se questo è elevato, esse diventano più lente. Per ottimizzare il codice dal punto di vista del tempo, dunque, bisognerà progettare una struttura dati che renda il più veloci possibili queste operazioni. Ad esempio, una struttura dati che consista di una lista di tessere che si mette ai primi posti sempre le tessere che non si trovano nella loro posizione ordinata renderebbe estremamente veloce la verifica delle condizioni di vittoria, perché basterebbe controllare solo la prima tessera della lista, invece che tutte.<text:line-break/><text:line-break/>Se invece si volesse ottimizzare il codice dal punto di vista dello spazio di memoria, bisognerebbe usare una struttura dati che contenga solo le informazioni strettamente necessarie, e lasci agli algoritmi il compito di calcolare di volta in volta tutte le informazioni richieste.<text:line-break/><text:line-break/>.Spostamento delle Tessere<text:line-break/>Per minimizzare la complessità dell'attività di spostamento delle tessere, che può essere effettuato solo nelle direzioni adiacenti, si potrebbe pensare che ogni tessera mantenga non solo la posizione attuale e la posizione ordinata, ma anche sei riferimenti ad altre tessere: la tessera a destra, quella a sinistra, quella sopra, quella sotto,</text:p>
      <text:p text:style-name="Standard"><text:s/>quella davanti e quella dietro. La richiesta di spostamento, allora, non implicherebbe alcun calcolo, perché basterà passare in input la direzione di spostamento, e l'algoritmo dovrà limitarsi a controllare se la tessera che corrisponde a quella direzione è lo spazio vuoto.<text:line-break/><text:line-break/>Se invece si avesse preferito mantenere più snella la struttura dati, si avrebbe potuto far sì che le tessere contenessero solo la posizione attuale e quella ordinata, e l'algoritmo di spostamento avrebbe avuto come input, oltre alle tre coordinate della tessera da spostare, anche le tre coordinate della posizione in cui spostarla, e poi avrebbe dovuto cercare quella posizione su tutto l'insieme di tessere per vedere a quale tessera corrispondeva. La struttura dati sarebbe stata più snella, ma l'algoritmo di spostamento sarebbe stato sicuramente più complesso.<text:line-break/><text:line-break/>.Verifica delle Condizioni di Vittoria<text:line-break/>Il modo semplice a cui si è accennato in precedenza per verificare le condizioni di vittoria consiste nel fare sì che ogni tessera ricordi non solo la sua posizione attuale, ma anche la sua posizione ordinata, e fare un confronto per ogni tessera alla fine di ogni turno.<text:line-break/><text:line-break/>Se si spostassero le informazioni sulla configurazione ordinata all'interno di un'altra struttura dati separata dalla matrice di tessere, lo spazio di RAM occupato sarebbe probabilmente maggiore, per <text:soft-page-break/>via dei puntatori aggiuntivi da usare per costruire la nuova struttura, e l'algoritmo sarebbe invariato, o forse sarebbe addirittura più complesso, perché dovrebbe cercare per ogni tessera la sua corrispondente nella struttura ordinata.<text:line-break/><text:line-break/>Come si è visto in precedenza, si potrebbe ottimizzare la velocità di questa verifica aggiungendo un dato booleano per ogni tessera che dica se essa è ordinata o no, e spostando tutte le tessere disordinate all'inizio della struttura dati, in modo che si possa controllare solo la prima tessera per vedere se tutta la matrice è ordinata.<text:line-break/><text:line-break/>Un'altra idea potrebbe essere fare in modo che la posizione delle tessere nella struttura dati corrisponda alla loro posizione ordinata. Ad esempio se la struttura dati è una lista, il primo elemento della lista corrisponderà al primo elemento nell'ordinamento delle tessere, eccetera, cosicché se la prima tessera della lista si trova nella posizione (1,1,1), vuol dire che la tessera è ordinata, eccetera. Questo eliminerebbe la necessità di un campo dati aggiuntivo in ogni tessera, ma renderebbe impossibile la semplificazione vista prima sulla verifica delle condizioni di vittoria (lo spostamento di tutte le tessere disordinate all'inizio della lista), e probabilmente richiederebbe delle elaborazioni aggiuntive.<text:line-break/><text:line-break/>.Calcolo di una Configurazione Iniziale Casuale<text:line-break/>Questa attività consiste nel generare diverse terne di valori casuali, compresi nei limiti di ciascuna dimensione della matrice, e assegnarle ad ogni tessera nella struttura dati. Questa attività non dipende dalla forma della struttura dati, perché richiede solo di poter scrivere dei valori in ogni tessera. Questa attività, però, deve poter leggere le tre dimensioni della matrice, e questo dipenderà dal modo in cui si decide di salvare queste informazioni (come dati espliciti all'esterno della struttura dati, oppure ricavabili facendo delle operazioni sulla struttura dati).<text:line-break/><text:line-break/>Visto che abbiamo introdotto l'argomento nel paragrafo precedente, possiamo rendere esplicito il problema. La struttura dati che abbiamo in mente è, in generale, un insieme di tessere dinamico (cioè la cui dimensione non è nota in fase di progettazione, visto che dipende dalle scelte dell'utente). Diverse attività necessitano di conoscere le tre dimensioni della matrice. Questi dati non appartengono alle tessere (a meno di non voler ripetere queste informazioni all'interno di ogni tessera, ma non ha molto senso), quindi si potrebbe pensare di creare una struttura dati che rappresenti la matrice, che contenga le informazioni sulle sue dimensioni, e un riferimento all'insieme di tessere.<text:line-break/><text:line-break/>Un'alternativa potrebbe essere strutturare l'insieme di tessere in modo da poter ricavare al suo interno l'informazione sulle dimensioni della matrice. Ad esempio, se ogni tessera punta alle tessere adiacenti, basterà contare quante tessere ci sono in ogni direzione per ricavare le dimensioni della matrice. Questo risparmierebbe la necessità di creare una nuova struttura dati di livello superiore, ma aumenterebbe la complessità di alcuni algoritmi.<text:line-break/><text:line-break/>Un problema importante legato all'attività di calcolo di una configurazione iniziale, è che per ogni nuova terna di posizioni casuali, bisogna controllare che essa non sia già stata assegnata precedentemente. Questo significa che bisogna confrontare ogni nuova terna con tutte quelle precedentemente uscite (O(n^2)).<text:line-break/><text:line-break/><text:line-break/>Vediamo le diverse proposte di strutture dati avanzate in precedenza:<text:line-break/><text:line-break/>-La prima struttura dati è un insieme di tessere che contengono esclusivamente la posizione attuale e la posizione ordinata. L'insieme è, di fatto, una lista concatenata, caratterizzata da un'invariante secondo la quale in ogni istante le tessere disordinate si trovino all'inizio della lista. Sarà necessario <text:soft-page-break/>aggiungere, esternamente a questa struttura, le informazioni sulle dimensioni della matrice.<text:line-break/>L'attività di spostamento ha come input la posizione della tessera da spostare e la direzione in cui spostarla (oppure la posizione in cui spostarla). L'algoritmo deve cercare entrambe le posizioni lungo tutta la lista (O(n)), e poi fare lo scambio, se è lecito (O(1)). Successivamente, deve controllare entrambe le tessere, e spostarle all'inizio della lista se disordinate (O(1)).<text:line-break/>SPOSTAMENTO -&gt; O(n)=c1*n+c2*n+c3<text:line-break/>L'attività di verifica delle condizioni di vittoria consiste nel controllare se la prima tessera della lista è disordinata. Se è ordinata, tutta la lista è ordinata (O(1)).<text:line-break/>VERIFICA -&gt; O(1)=c4<text:line-break/>L'attività di calcolo della configurazione casuale iniziale non dipende dalla forma della struttura dati, se non per il fatto che bisogna conoscere le dimensioni della matrice, che comunque in questo caso sono esterne alla struttura dati. Questo algoritmo deve calcolare una posizione casuale per ogni tessera, e assegnarla ad essa (O(n^2)). Successivamente, deve ordinare la struttura in modo che le tessere disordinate si trovino all'inizio della lista (O(n)).<text:line-break/>INIT -&gt; O(n^2)=c5*n^2+c6*n<text:line-break/><text:line-break/>-La seconda struttura dati è sempre un insieme di tessere che contengono esclusivamente la posizione attuale e la posizione ordinata. L'insieme, stavolta, è una lista concatenata in cui ad ogni posizione della lista corrisponde una posizione ordinata nella matrice. Ad esempio, la prima posizione della lista corrisponde alla posizione (1,1,1) della matrice, eccetera. Sarà necessario aggiungere esternamente a questa struttura le informazioni sulle dimensioni della matrice.<text:line-break/>L'attività di spostamento avrebbe come input la posizione della tessera da spostare e la direzione in cui spostarla (oppure la posizione in cui spostarla). A causa della forma della struttura dati, la ricerca della tessera da spostare è immediata (O(1)). L'algoritmo dovrebbe quindi calcolare a quale posizione nella lista corrisponde la nuova posizione desiderata (O(1)).<text:line-break/>SPOSTAMENTO -&gt; O(1) = c1+c2<text:line-break/>L'attività di verifica delle condizioni di vittoria consiste nel verificare che la posizione di ogni tessera nella lista corrisponda alla posizione della tessera nella lista stessa. Ad esempio, la tessera nella prima posizione della lista dovrebbe avere posizione (1,1,1) eccetera. L'algoritmo dovrebbe quindi fare questa verifica per ogni tessera (O(n)).<text:line-break/>VERIFICA -&gt; O(n) = c3*n<text:line-break/>L'attività di calcolo di una configurazione casuale iniziale non dipende dalla forma della struttura dati, se non per via del fatto che deve prelevare le informazioni sulle dimensioni della matrice, che in questo caso sono comunque esterne alla struttura dati. L'algoritmo deve calcolare una terna di valori opportuni per ogni tessera, e assegnargliela (O(n^2)).<text:line-break/>INIT -&gt; O(n^2)=c4*n^2<text:line-break/><text:line-break/>-La terza proposta cerca di mettere insieme i vantaggi delle prime due in termini di complessità computazionale. Per avere un tempo costante di spostamento, bisogna che le tessere siano ordinate nella struttura per posizione. Per avere un tempo costante di verifica, bisogna che le tessere siano ordinate nella struttura per ordine. Si possono allora usare due strutture dati, una che contiene le tessere con la posizione attuale, ordinate per posizione, l'altra che contiene le tessere con la posizione attuale e la posizione ordinata, ordinate per ordine.<text:line-break/>L'attività di spostamento lavora sulla struttura ordinata per posizione, in tempo costante. Dopo aver fatto lo spostamento, bisogna aggiornare la struttura ordinata per ordine, mettendo al primo posto la tessera spostata, se disordinata. Ora, il problema è trovare la tessera spostata nella lista ordinata per ordine. Per evitare di fare una ricerca (che sarebbe O(n) e renderebbe vano l'obiettivo di fare l'operazione in tempo costante), bisogna che la tessera nella lista ordinata per posizione mantenga un puntatore alla tessera corrispondente nella lista ordinata per ordine. In questo modo le tessere della struttura dati ordinata per posizione avrà due informazioni: la posizione, e il puntatore alla tessera corrispondente nella struttura ordinata per ordine; mentre le tessere della struttura dati ordinata per ordine avrà una sola informazione: la posizione ordinata. L'algoritmo di spostamento, <text:soft-page-break/>dunque, dopo aver spostato la tessera nella lista ordinata per posizione (c1), dovrà confrontare la posizione attuale contenuta nella tessera in quella stessa lista, con la posizione ordinata contenuta nella lista ordinata per ordine, e se le due non coincidono, spostare la tessera all'inizio della lista ordinata per ordine (c2). Tutte queste operazioni sono O(1).<text:line-break/>SPOSTAMENTO -&gt; O(1)=c1+c2<text:line-break/>L'attività di verifica consiste semplicemente nel controllare se la prima</text:p>
      <text:p text:style-name="Standard"><text:s/>tessera nella struttura ordinata per ordine è ordinata oppure no. O(1).<text:line-break/>VERIFICA -&gt; O(1)=c3<text:line-break/>L'attività di calcolo di una configurazione casuale iniziale deve assegnare ad ogni tessera nella lista ordinata per posizione una posizione casuale (O(n^2)), e associare ogni tessera alla sua corrispondente nella lista ordinata per ordine (O(n)). Infine, bisogna ordinare la lista ordinata per ordine (O(n)).<text:line-break/>INIT -&gt; O(n^2)=c4*n^2+c5*n+c6*n<text:line-break/><text:line-break/>-Un altro esempio di struttura cerca di rendere il codice più chiaro ed ordinato. La struttura dati è ancora una lista di tessere, ma la concatenazione avviene in maniera particolare. Ogni tessera mantiene, oltre alla posizione attuale e alla posizione ordinata, anche sei puntatori alle sei tessere adiacenti. Un vantaggio di questa struttura è che racchiude in sé l'informazione sulle dimensioni della matrice, perché basta seguire i riferimenti nella stessa direzione per vedere quante tessere ci sono in quella direzione.<text:line-break/>L'attività di spostamento ha come input la posizione della tessera da spostare e la direzione di spostamento, e l'algoritmo deve semplicemente controllare se la tessera puntata dal puntatore corrispondente allo spostamento indicato è la tessera vuota. Se si, esegue lo scambio.<text:line-break/>SPOSTAMENTO -&gt; O(1)=c1<text:line-break/>L'attività di verifica consiste nel controllare tessera per tessera se la posizione attuale coincide con la posizione ordinata.<text:line-break/>VERIFICA -&gt; O(n)=c2*n<text:line-break/>Il calcolo della configurazione iniziale deve assegnare ad ogni tessera una posizione casuale (O(n^2)), ma stavolta deve anche collegare tutte le tessere tra loro tramite i puntatori. E' necessaria, dunque, una fase di inizializzazione in cui si creano tutte le tessere con valori di posizione non definiti, e si colleghino tra loro (O(n)), e solo dopo si passi all'assegnazione delle posizioni iniziali.<text:line-break/>INIT -&gt; O(n^2)=c3*n^2+c4*n<text:line-break/><text:line-break/>-Naturalmente, volendo rendere più veloce la verifica, si può ancora utilizzare una seconda struttura dati che contenga le tessere ordinate per ordine, ma questo renderebbe probabilmente più oscura la struttura del programma. Se lo scopo è invece quello di ottimizzare la complessità computazionale, la struttura con sei puntatori consente di svolgere lo spostamento in O(1) come nella seconda e nella terza proposta, ma probabilmente con costanti più basse, perché i calcoli sono più semplici, quindi potrebbe valere la pena di aumentare ulteriormente le dimensioni dei dati aggiungendo la struttura ordinata per ordine, per avere anche la verifica svolta in tempo costante.<text:line-break/><text:line-break/>Naturalmente, se il problema è l'ottimizzazione della complessità computazionale, le attività su cui lavorare sono spostamento e verifica, che sono le uniche svolte ad ogni turno di gioco. L'inizializzazione, essendo svolta solo all'inizio di una nuova partita, si può permettere che sia più lenta, a meno che i requisiti non prevedano diversamente.<text:line-break/><text:line-break/><text:line-break/>Codice<text:line-break/><text:line-break/>Cercando la soluzione più semplice e chiara dal punto di vista del codice, notiamo che la struttura con sei puntatori rende molto chiara l'attività di spostamento, perché elimina i calcoli per trovare le posizioni, e nel contempo rende più complessa l'attività di inizializzazione.<text:line-break/><text:soft-page-break/>D'altro lato, usare una semplice lista ordinata per posizione rende leggermente più complessa l'attività di spostamento, perché occorre calcolare a quale posizione della lista corrisponde ogni terna, ma rende notevolmente più semplice l'inizializzazione.<text:line-break/><text:line-break/>Nel primo caso, si potrebbe suddividere l'inizializzazione in due attività: un'attività di inizializzazione vera e propria, in cui si costruisce la struttura dati con tutti i collegamenti opportuni, ed un'attività di calcolo delle posizioni casuali iniziali, e loro assegnazione alla struttura precedentemente creata.<text:line-break/><text:line-break/>La struttura dati sarebbe allora definita come segue:<text:line-break/><text:line-break/>tessera<text:line-break/><text:tab/>posizione attuale<text:line-break/><text:tab/>posizione ordinata<text:line-break/><text:tab/>tessera sopra<text:line-break/><text:tab/>tessera sotto<text:line-break/><text:tab/>tessera sinistra<text:line-break/><text:tab/>tessera destra<text:line-break/><text:tab/>tessera davanti<text:line-break/><text:tab/>tessera dietro<text:line-break/><text:line-break/>L'inizializzazione deve creare dinamicamente tante tessere quante sono richieste in base alle dimensioni della matrice:<text:line-break/><text:line-break/>crea_matrice (larghezza, altezza, profondità)<text:line-break/><text:tab/>matrice = NIL<text:line-break/><text:tab/>for i = 1 to profondità<text:line-break/><text:tab/><text:tab/>aggiungi_strato (matrice, crea_strato (larghezza, altezza))<text:line-break/><text:tab/>return matrice<text:line-break/><text:line-break/>La funzione "crea_strato" crea un nuovo strato di tessere, cioè un rettangolo di tessere di dimensioni pari a larghezza*altezza, i cui puntatori sono tutti collegati tra loro in maniera opportuna. La variabile "matrice" è un puntatore alla prima tessera della matrice.<text:line-break/><text:line-break/>crea_strato (larghezza, altezza)<text:line-break/><text:tab/>strato = NIL<text:line-break/><text:tab/>for i = 1 to altezza<text:line-break/><text:tab/><text:tab/>aggiungi_riga (ALTEZZA, strato, crea_riga (larghezza))<text:line-break/><text:tab/>return strato<text:line-break/><text:line-break/>crea_riga (larghezza)<text:line-break/><text:tab/>riga = NIL<text:line-break/><text:tab/>for i = 1 to larghezza<text:line-break/><text:tab/><text:tab/>aggiungi_tessera (LARGHEZZA, riga, crea_tessera ())<text:line-break/><text:tab/>return riga<text:line-break/><text:line-break/>La funzione "crea_tessera" crea una nuova tessera nello heap, inizializzando i puntatori a NIL.<text:line-break/><text:line-break/>crea_tessera()<text:line-break/><text:tab/>nuova tessera<text:line-break/><text:tab/>tessera-&gt;tessera_sopra = NIL<text:line-break/><text:tab/>tessera-&gt;tessera_sotto = NIL<text:line-break/><text:soft-page-break/><text:tab/>tessera-&gt;tessera_destra = NIL<text:line-break/><text:tab/>tessera-&gt;tessera_sinistra = NIL<text:line-break/><text:tab/>tessera-&gt;tessera_davanti = NIL<text:line-break/><text:tab/>tessera-&gt;tessera_dietro = NIL<text:line-break/><text:line-break/>La funzione "aggiungi_tessera" aggiunge la tessera passata alla riga passata, collegando i puntatori nella direzione indicata.<text:line-break/><text:line-break/>aggiungi_tessera (direzione, riga, tessera)<text:line-break/><text:tab/>if (riga == NIL)<text:line-break/><text:tab/><text:tab/>riga = tessera<text:line-break/><text:tab/>else<text:line-break/><text:tab/><text:tab/>ultima = ultima_tessera (riga)<text:line-break/><text:tab/><text:tab/>collega_tessere (direzione, ultima, tessera)<text:line-break/><text:line-break/>La funzione "ultima_tessera" estrae l'ultima tessera di una lista di tessere che forma una riga, data la prima tessera della lista.<text:line-break/><text:line-break/>ultima_tessera (riga)<text:line-break/><text:tab/>prossima = prima_tessera(riga)<text:line-break/><text:tab/>while (prossima != NIL)<text:line-break/><text:tab/><text:tab/>prossima = prossima_tessera(prossima)<text:line-break/><text:tab/>return prossima<text:line-break/><text:line-break/>La funzione "prima_tessera" estrae la prima tessera della riga passata.<text:line-break/><text:line-break/>prima_tessera (riga)<text:line-break/><text:tab/>return riga<text:tab/><text:tab/>% riga è un puntatore alla prima tessera<text:line-break/><text:line-break/>La funzione "prossima_tessera" estrae la tessera successiva alla tessera data, all'interno di una riga.<text:line-break/><text:line-break/>prossima_tessera (tessera)<text:line-break/><text:tab/>return tessera-&gt;tessera_destra<text:line-break/><text:line-break/>La funzione "collega_tessere" collega i puntatori delle due tessere passate nella direzione passata.<text:line-break/><text:line-break/>collega_tessere (direzione, tessera1, tessera2)<text:line-break/><text:tab/>switch (direzione)<text:line-break/><text:tab/>case LARGHEZZA:<text:line-break/><text:tab/><text:tab/>tessera1-&gt;tessera_destra = tessera2<text:line-break/><text:tab/><text:tab/>tessera2-&gt;tessera_sinistra = tessera1<text:line-break/><text:tab/>case ALTEZZA:<text:line-break/><text:tab/><text:tab/>tessera1-&gt;tessera_sotto = tessera2<text:line-break/><text:tab/><text:tab/>tessera2-&gt;tessera_sopra = tessera1<text:line-break/><text:tab/>case PROFONDITA'<text:line-break/><text:tab/><text:tab/>tessera1-&gt;tessera_dietro = tessera2<text:line-break/><text:tab/><text:tab/>tessera2-&gt;tessera_davanti = tessera1<text:line-break/><text:line-break/>La funzione "aggiungi_riga" aggiunge la riga passata allo strato passato, collegando i puntatori nella direzione dell'altezza.<text:line-break/><text:line-break/>crea_matrice (larghezza, altezza, profondità)<text:line-break/><text:soft-page-break/><text:tab/>matrice = NIL<text:line-break/><text:tab/>for i = 1 to profondità<text:line-break/><text:tab/><text:tab/>aggiungi_strato (matrice, crea_strato (larghezza, altezza))<text:line-break/><text:tab/>return matrice<text:line-break/><text:line-break/>aggiungi_riga (direzione, strato, riga)<text:line-break/><text:tab/>if (strato = NIL)<text:line-break/><text:tab/><text:tab/>strato = riga<text:line-break/><text:tab/>else<text:line-break/><text:tab/><text:tab/>ultima = ultima_riga (strato)<text:line-break/><text:tab/><text:tab/>collega_righe (direzione, ultima, riga)<text:line-break/><text:line-break/>La funzione "ultima_riga" estrae l'ultima riga di uno strato.<text:line-break/><text:line-break/>ultima_riga (strato)<text:line-break/><text:tab/>prossima = prima_riga (strato)<text:line-break/><text:tab/>while (prossima != NIL)<text:line-break/><text:tab/><text:tab/>prossima = prossima_riga (prossima)<text:line-break/><text:tab/>return prossima<text:line-break/><text:line-break/>La funzione "prima_riga" estrae la prima riga dello strato passato.<text:line-break/><text:line-break/>prima_riga (strato)<text:line-break/><text:tab/>return strato<text:tab/><text:tab/>% strato è un puntatore alla prima tessera della prima riga<text:line-break/><text:line-break/>La funzione "prossima_riga" estrae la riga successiva alla riga passata, all'interno di uno strato.<text:line-break/><text:line-break/>prossima_riga (riga)<text:line-break/><text:tab/>return riga-&gt;tessera_sotto<text:tab/>% una riga coincide con la sua prima tessera<text:line-break/><text:line-break/>La funzione "collega_righe" collega i puntatori di due righe nella direzione indicata.<text:line-break/><text:line-break/>collega_righe (direzione, riga1, riga2)<text:line-break/><text:tab/>t1 = prima_tessera (riga1)<text:line-break/><text:tab/>t2 = prima_tessera (riga2)<text:line-break/><text:tab/>collega_tessere (direzione, t1, t2)<text:line-break/><text:tab/>prima = prossima_tessera (t1)<text:line-break/><text:tab/>seconda = prossima_tessera (t2)<text:line-break/><text:tab/>while (prima != NIL &amp; seconda != NIL)<text:line-break/><text:tab/><text:tab/>collega_tessere (direzione, prima, seconda)<text:line-break/><text:tab/><text:tab/>prima = prossima_tessera (prima)<text:line-break/><text:tab/><text:tab/>seconda = prossima_tessera (seconda)<text:line-break/><text:line-break/>La funzione "aggiungi_strato" aggiunge lo strato passato alla matrice passata, collegando i puntatori nella direzione della profondità.<text:line-break/><text:line-break/>aggiungi_strato (matrice, strato)<text:line-break/><text:tab/>if (matrice == NIL)<text:line-break/><text:tab/><text:tab/>matrice = strato<text:line-break/><text:tab/>else<text:line-break/><text:tab/><text:tab/>ultimo = ultimo_strato (matrice)<text:line-break/><text:tab/><text:tab/>collega_strati (ultimo, strato)<text:line-break/><text:soft-page-break/><text:line-break/>La funzione "ultimo_strato" estrae l'ultimo strato di una matrice.<text:line-break/><text:line-break/>ultimo_strato (matrice)<text:line-break/><text:tab/>prossimo = primo_strato (matrice)<text:line-break/><text:tab/>while (prossimo != NIL)<text:line-break/><text:tab/><text:tab/>prossimo = prossimo_strato (prossimo)<text:line-break/><text:tab/>return prossimo<text:line-break/><text:line-break/>La funzione "primo_strato" estrae il primo strato della matrice passata.<text:line-break/><text:line-break/>primo_strato (matrice)<text:line-break/><text:tab/>return matrice<text:tab/><text:tab/>% matrice è un puntatore alla prima tessera del primo strato<text:line-break/><text:line-break/>La funzione "prossimo_strato" estrae lo strato successivo allo strato passato, all'interno di una matrice.<text:line-break/><text:line-break/>prossimo_strato (strato)<text:line-break/><text:tab/>return strato-&gt;tessera_dietro<text:tab/>% uno strato coincide con la sua prima tessera<text:line-break/><text:line-break/>La funzione "collega_strati" collega i puntatori di due strati nella direzione indicata.<text:line-break/><text:line-break/>collega_strati (strato1, strato2)<text:line-break/><text:tab/>r1 = prima_riga (strato1)<text:line-break/><text:tab/>r2 = prima_riga (strato2)<text:line-break/><text:tab/>collega_righe (PROFONDITA', r1, r2)<text:line-break/><text:tab/>prima = prossima_riga (r1)<text:line-break/><text:tab/>seconda = prossima_riga (r2)<text:line-break/><text:tab/>while (prima != NIL &amp; seconda != NIL)<text:line-break/><text:tab/><text:tab/>collega_righe (PROFONDITA', prima, seconda)<text:line-break/><text:tab/><text:tab/>prima = prossima_riga (prima)<text:line-break/><text:tab/><text:tab/>seconda = prossima_riga (seconda)<text:line-break/><text:line-break/><text:line-break/>Le funzioni finora definite hanno la seguente struttura:<text:line-break/><text:line-break/><text:tab/>matrice crea_matrice (larghezza, altezza, profondità)<text:line-break/><text:tab/><text:tab/>strato crea_strato (larghezza, altezza)<text:line-break/><text:tab/><text:tab/><text:tab/>riga crea_riga (larghezza)<text:line-break/><text:tab/><text:tab/><text:tab/><text:tab/>tessera crea_tessera ()<text:line-break/><text:tab/><text:tab/><text:tab/><text:tab/>void aggiungi_tessera (direzione, riga, tessera)<text:line-break/><text:tab/><text:tab/><text:tab/><text:tab/><text:tab/>tessera ultima_tessera (riga)<text:line-break/><text:tab/><text:tab/><text:tab/><text:tab/><text:tab/><text:tab/>tessera prima_tessera (riga)<text:line-break/><text:tab/><text:tab/><text:tab/><text:tab/><text:tab/><text:tab/>tessera prossima_tessera (tessera)<text:line-break/><text:tab/><text:tab/><text:tab/><text:tab/><text:tab/>void collega_tessere (direzione, tessera1, tessera2)<text:line-break/><text:tab/><text:tab/><text:tab/>void aggiungi_riga (direzione, strato, riga)<text:line-break/><text:tab/><text:tab/><text:tab/><text:tab/>riga ultima_riga (strato)<text:line-break/><text:tab/><text:tab/><text:tab/><text:tab/><text:tab/>riga prima_riga (strato)<text:line-break/><text:tab/><text:tab/><text:tab/><text:tab/><text:tab/>riga prossima_riga (riga)<text:line-break/><text:tab/><text:tab/><text:tab/><text:tab/>void collega_righe (direzione, riga1, riga2)<text:line-break/><text:tab/><text:tab/>void aggiungi_strato (matrice, strato)<text:line-break/><text:tab/><text:tab/><text:tab/>strato ultimo_strato (matrice)<text:line-break/><text:soft-page-break/><text:tab/><text:tab/><text:tab/><text:tab/>strato primo_strato (matrice)<text:line-break/><text:tab/><text:tab/><text:tab/><text:tab/>strato</text:p>
      <text:p text:style-name="Standard"><text:s/>prossimo_strato (strato)<text:line-break/><text:tab/><text:tab/><text:tab/>void collega_strati (strato1, strato2)<text:line-break/><text:line-break/>Numerose funzioni hanno la medesima struttura, quindi si può pensare di utilizzare delle funzioni più astratte. Intanto osserviamo che esistono diversi livelli di strutture dati, che replicano più o meno la stessa forma: matrice, strato, riga, tessera. Potremmo astrarre queste entità con il concetto di tensore. Un tensore è una struttura di tensori a livelli diversi.<text:line-break/><text:line-break/>Consideriamo le funzioni crea_matrice, crea_strato, crea_riga, crea_tessera:<text:line-break/><text:line-break/>crea_matrice (larghezza, altezza, profondità)<text:line-break/><text:tab/>matrice = NIL<text:line-break/><text:tab/>for i = 1 to profondità<text:line-break/><text:tab/><text:tab/>aggiungi_strato (matrice, crea_strato (larghezza, altezza))<text:line-break/><text:tab/>return matrice<text:line-break/><text:line-break/>crea_strato (larghezza, altezza)<text:line-break/><text:tab/>strato = NIL<text:line-break/><text:tab/>for i = 1 to altezza<text:line-break/><text:tab/><text:tab/>aggiungi_riga (ALTEZZA, strato, crea_riga (larghezza))<text:line-break/><text:tab/>return strato<text:line-break/><text:line-break/>crea_riga (larghezza)<text:line-break/><text:tab/>riga = NIL<text:line-break/><text:tab/>for i = 1 to larghezza<text:line-break/><text:tab/><text:tab/>aggiungi_tessera (LARGHEZZA, riga, crea_tessera ())<text:line-break/><text:tab/>return riga<text:line-break/><text:line-break/>crea_tessera()<text:line-break/><text:tab/>nuova tessera<text:line-break/><text:tab/>tessera-&gt;tessera_sopra = NIL<text:line-break/><text:tab/>tessera-&gt;tessera_sotto = NIL<text:line-break/><text:tab/>tessera-&gt;tessera_destra = NIL<text:line-break/><text:tab/>tessera-&gt;tessera_sinistra = NIL<text:line-break/><text:tab/>tessera-&gt;tessera_davanti = NIL<text:line-break/><text:tab/>tessera-&gt;tessera_dietro = NIL<text:line-break/><text:line-break/>Possiamo sfruttare la struttura dati ricorsiva del tensore per scrivere una funzione crea_tensore ricorsiva:<text:line-break/><text:line-break/>crea_tensore(dimensioni)<text:line-break/><text:tab/>tot_dim = totale (dimensioni)<text:line-break/><text:tab/>nuove_dim = rimuovi (dimensioni, tot_dim-1)<text:line-break/><text:line-break/><text:tab/>tensore = NIL<text:line-break/><text:tab/>for i = 1 to leggi (dimensioni, tot_dim-1)<text:line-break/><text:tab/><text:tab/>aggiungi_tensore (leggi (direzioni, tot_dim), tensore, crea_tensore(nuove_dim))<text:line-break/><text:tab/>return tensore<text:line-break/><text:line-break/>Questa funzione crea un tensore caratterizzato da un certo numero di dimensioni, specificate nella <text:soft-page-break/>lista "dimensioni" passata come argomento. Il tensore è visto come il collegamento di tanti sotto-tensori di livello inferiore, esattamente come una matrice era composta dal collegamento di tanti strati (matrici di livello inferiore). Il numero di sotto-tensori che compongono il tensore che si sta costruendo è l'ultimo elemento della lista "dimensioni".<text:line-break/><text:line-break/>Ad esempio, si supponga di avere un tensore a 5 dimensioni, con dimensioni pari a (3,2,4,6,5) tessere lungo le 5 direzioni. Questo tensore sarà dunque composto da 5 sottotensori a 4 dimensioni. Le dimensioni di ciascuno di questi 5 sottotensori a 4 dimensioni saranno (3,2,4,6).<text:line-break/><text:line-break/>Il numero di dimensioni contenute nella lista "dimensioni", e quindi anche il numero di dimensioni del tensore, si ottiene usando la funzione totale (dimesioni). Questo valore è memorizzato nella variabile locale tot_dim.<text:line-break/><text:line-break/>Per leggere i valori contenuti nella lista "dimensioni" si usa la funzione leggi, che prende come argomento, oltre alla lista, l'indice della dimensione che si vuole leggere. In particolare, per ottenere l'ultima dimensione, si usa leggi (dimensioni, tot_dim-1), perché gli indici partono da 0.<text:line-break/><text:line-break/>Per eliminare un elemento dalla lista "dimensioni" si usa la funzione rimuovi, che prende come argomento, oltre alla lista, l'indice dell'elemento da eliminare.<text:line-break/><text:line-break/>La funzione aggiungi_tensore prende come argomenti la direzione nella quale si vuole aggiungere il nuovo tensore, il tensore di livello superiore di partenza, e il nuovo tensore di livello inferiore da aggiungere a quello di livello superiore, nella direzione indicata.<text:line-break/><text:line-break/>Ad ogni dimensione del tensore superiore è associata una direzione spaziale. Esiste una lista di direzioni, analoga alla lista di dimensioni, che si può utilizzare con le stesse funzioni usate per la lista dimensioni. In particolare, i tensori inferiori (o sotto-tensori) devono essere collegati lungo la direzione associata all'ultima dimensione della lista dimensioni. Questa direzione sarà dunque l'ultima della lista direzioni, e vi si accederà tramite leggi (dimensioni, tot_dim-1).<text:line-break/><text:line-break/>Il nuovo tensore inferiore da aggiungere al vecchio tensore superiore dovrà essere creato chiamando ricorsivamente la funzione crea_tensore, ma stavolta con una lista di dimensioni più piccola, visto che è un sotto-tensore. Per ottenere questa nuova lista, basta togliere l'ultima dimensione alla lista precedente (che descriveva le dimensioni del vecchio tensore superiore). Per fare questo si usa la funzione rimuovi, che prende come argomenti la lista da cui rimuovere, e l'indice dell'elemento da rimuovere.<text:line-break/><text:line-break/>Quello che manca a questa funzione per essere eseguita correttamente è la trattazione del caso base della ricorsione. Questo caso si verifica quando la lista di dimensioni contiene un solo elemento: il tensore con una sola dimensione non è altro che la tessera. Creare una nuova tessera significa semplicemente impostare a NIL tutti i puntatori a tutte le direzioni.<text:line-break/><text:line-break/>crea_tensore(dimensioni)<text:line-break/><text:tab/>tot_dim = totale (dimensioni)<text:line-break/><text:line-break/><text:tab/>if (tot_dim &gt; 1)<text:line-break/><text:tab/><text:tab/>nuove_dim = dimensioni<text:line-break/><text:tab/><text:tab/>rimuovi (nuove_dim, tot_dim-1)<text:line-break/><text:line-break/><text:tab/><text:tab/>tensore = NIL<text:line-break/><text:tab/><text:tab/>for i = 1 to leggi (dimensioni, tot_dim-1)<text:line-break/><text:tab/><text:tab/><text:tab/>aggiungi_tensore (leggi (direzioni, tot_dim), tensore, crea_tensore<text:soft-page-break/><text:tab/>(nuove_dim))<text:line-break/><text:tab/>else<text:line-break/><text:tab/><text:tab/>tensore = init(dimensioni)<text:line-break/><text:line-break/><text:tab/>return tensore<text:line-break/><text:line-break/>Siccome vogliamo tenere nascosto il modo in cui è organizzata la struttura dati, abbiamo separato le operazioni di inizializzazione del caso base del tensore, all'interno di una nuova funzione. Se accettiamo la struttura proposta finora, in cui ogni tessera ha due puntatori per ogni direzione, la struttura dati tensore sarà:<text:line-break/><text:line-break/>tensore<text:line-break/><text:tab/>posizione<text:line-break/><text:tab/>tessere_precedenti<text:line-break/><text:tab/>tessere_successive<text:line-break/><text:line-break/>in cui "posizione" è una lista di DIM elementi (dove DIM è il numero totale di dimensioni dell'iperspazio) che sono le coordinate della tessera nello spazio multidimensionale, tessere_precedenti è una lista di DIM elementi, che sono i puntatori alle tessere precedenti rispetto a questa, su tutte le direzioni, e tessere_successive è una lista di DIM elementi, che sono i puntatori alle tessere successive rispetto a questa, su tutte le direzioni.<text:line-break/><text:line-break/>La funzione di inizializzazione sarà:<text:line-break/><text:line-break/>init (dimensioni)<text:line-break/><text:tab/>tensore = nuovo tensore<text:line-break/><text:tab/>DIM = totale (dimensioni)<text:line-break/><text:tab/>for i = 1 to DIM-1<text:line-break/><text:tab/><text:tab/>scrivi (tensore-&gt;tessere_precedenti, i, NIL)<text:line-break/><text:tab/><text:tab/>scrivi (tensore-&gt;tessere_successive, i, NIL)<text:line-break/><text:line-break/>In questo modo inizializziamo a NIL tutti i puntatori a tutte le tessere adiacenti alla tessera considerata, su tutte le dimensioni.<text:line-break/><text:line-break/>Vediamo ora le funzioni aggiungi_strato, aggiungi_riga, aggiungi_tessera:<text:line-break/><text:line-break/>aggiungi_strato (matrice, strato)<text:line-break/><text:tab/>if (matrice == NIL)<text:line-break/><text:tab/><text:tab/>matrice = strato<text:line-break/><text:tab/>else<text:line-break/><text:tab/><text:tab/>ultimo = ultimo_strato (matrice)<text:line-break/><text:tab/><text:tab/>collega_strati (ultimo, strato)<text:line-break/><text:line-break/>aggiungi_riga (direzione, strato, riga)<text:line-break/><text:tab/>if (strato == NIL)<text:line-break/><text:tab/><text:tab/>strato = riga<text:line-break/><text:tab/>else<text:line-break/><text:tab/><text:tab/>ultima = ultima_riga (strato)<text:line-break/><text:tab/><text:tab/>collega_righe (direzione, ultima, riga)<text:line-break/><text:line-break/>aggiungi_tessera (direzione, riga, tessera)<text:line-break/><text:tab/>if (riga == NIL)<text:line-break/><text:soft-page-break/><text:tab/><text:tab/>riga = tessera<text:line-break/><text:tab/>else<text:line-break/><text:tab/><text:tab/>ultima = ultima_tessera (riga)<text:line-break/><text:tab/><text:tab/>collega_tessere (direzione, ultima, tessera)<text:line-break/><text:line-break/>Nel caso generico del tensore avremo:<text:line-break/><text:line-break/>aggiungi_tensore (direzione, tensore1, tensore2)<text:line-break/><text:tab/>if (tensore1 == NIL)<text:line-break/><text:tab/><text:tab/>tensore1 = tensore2<text:line-break/><text:tab/>else<text:line-break/><text:tab/><text:tab/>ultimo = ultimo_tensore (direzione, tensore1)<text:line-break/><text:tab/><text:tab/>collega_tensore (direzione, ultimo, tensore2)<text:line-break/><text:line-break/>Le altre funzioni saranno:<text:line-break/><text:line-break/>ultimo_tensore (tensore)<text:line-break/><text:tab/>prossimo = tensore<text:tab/>% primo_tensore (tensore)<text:line-break/><text:tab/>while (prossimo != NIL)<text:line-break/><text:tab/><text:tab/>prossimo = prossimo_tensore (direzione, prossimo)<text:line-break/><text:tab/>return prossimo<text:line-break/><text:line-break/>prossimo_tensore (direzione, tensore)<text:line-break/><text:tab/>return leggi(tensore-&gt;tessere_successive, direzione)<text:line-break/><text:line-break/>La funzione collega_tensori collega due tensori tensore1 e tensore2, aventi esattamente le stesse dimensioni, associando i sottotensori corrispondenti nella direzione perpendicolare all'iperspazio in cui si sviluppano i due tensori. Per fare questo bisogna ricavare il primo sottotensore di tensore1 e tensore2 (che è puntato dagli stessi tensore1 e tensore2), e collegarli nella direzione indicata. Successivamente si usa la funzione prossimo_tensore per ottenere i sottotensori successivi, ma non nella direzione di collegamento, bensì in quella precedente.<text:line-break/><text:line-break/>Ad esempio, supponiamo di dover collegare due tensori, t1 e t2, di dimensioni (2,3,2,4). La direzione di collegamento sarà la quinta (quella perpendicolare all'iperspazio generato dalle quattro dimensioni dei due tensori), che dovrà essere passata in qualche modo alla funzione. Entrambi i tensori sono costituiti da 4 sottotensori di dimensioni (2,3,2). La prima cosa da fare per collegare t1 e t2 sarà collegare tra loro i primi 3-tensori (tensori a 3 dimensioni). Essi andranno collegati lungo la quinta dimensione.<text:line-break/><text:line-break/>In seguito bisogna individuare i secondi 3-tensori. Per farlo, bisogna spostarsi lungo la quarta dimensione di t1 e t2, visto che, come detto in precedenza, essi sono, di fatto, delle sequenze di 3-tensori disposti lungo la quarta dimensione.<text:line-break/><text:line-break/>Ora, riepiloghiamo le funzioni in cui è richiesta una direzione in cui svolgere una particolare operazione. Queste sono le funzioni: aggiungi_tensore, ultimo_tensore, prossimo_tensore, collega_tensore. Supponiamo di avere un tensore T n-dimensionale, e un sottotensore t (n-1)-dimensionale. T è composto di tanti t.<text:line-break/><text:line-break/>La funzione aggiungi_tensore aggiunge un nuovo t a T. Ora, c'è poco da scegliere riguardo alla direzione in cui aggiungere t: questa sarà la dimensione n-esima, la perpendicolare all'iperspazio generato dalle dimensioni di t. Quindi alla funzione aggiungi_tensore basta passare, oltre ai due tensori T e t, la lista di dimensioni di T. La direzione può essere intesa semplicemente come l'indice <text:soft-page-break/>della dimensione lungo la quale si svolge l'operazione, nella lista delle dimensioni.<text:line-break/><text:line-break/>La funzione ultimo_tensore restituisce l'ultimo tensore t della lista che compone T (T è una lista di t). Ora, anche in questo caso la direzione lungo la quale effettuare la ricerca è predeterminata: è sempre la direzione n-esima della lista delle dimensioni, visto che l'insieme dei t che compongono T si sviluppa in quella direzione.<text:line-break/><text:line-break/>Analogamente, la funzione prossimo_tensore, restituisce il t successivo ad un t dato, nella direzione in cui questi t sono disposti a formare il T più grande, che è la direzione n-esima.<text:line-break/><text:line-break/>Infine, la funzione collega_tensore è una funzione ricorsiva,</text:p>
      <text:p text:style-name="Standard"><text:s/>che scende fino al tensore elementare. Ad esempio, supponiamo di avere un tensore a 4 dimensioni 4T, questo tensore sarà costituito da un insieme di sotto-tensori a 3 dimensioni 3T connessi tra loro lungo la quarta dimensione. Ora, supponiamo che ci siano due di questi tensori 4T, chiamati 4T1 e 4T2. Si vogliono collegare tra loro lungo la quinta dimensione per formare un nuovo tensore a 5 dimensioni 5T, chiamato 5T1. Ora, collegare 4T1 e 4T2 lungo la quinta dimensione, significa collegare i rispettivi 3T che compongono 4T1 e 4T2 lungo la quinta dimensione. Ad esempio, se 4T1 e 4T2 sono costituiti da 5 3T, bisognerà collegare 3T1 di 4T1 con 3T1 di 4T2 lungo 5, 3T2 di 4T1 con 3T2 di 4T2 lungo 5, eccetera.<text:line-break/><text:line-break/>Ora, per collegare tra loro 3T1 di 4T1 con 3T1 di 4T2 lungo la quinta dimesione, bisognerà collegare tra loro i rispettivi 2T di 3T1(4T1) e 3T1(4T2), sempre lungo la quinta dimensione, cioè collegare 2T1 di 3T1(4T1) con 2T1 di 3T1(4T2), 2T2 di 3T1(4T1) con 2T2 di 3T1(4T2), eccetera.<text:line-break/><text:line-break/>Allora, la direzione di collegamento è sempre la stessa, ma non può essere decisa a priori, perché ogni tensore deve essere connesso con tutti i tensori adiacenti lungo tutte le direzioni. Quando si invoca collega_tensori, bisogna dunque passare, oltre alla dimensione dei due tensori, anche la direzione lungo la quale effettuare il collegamento. Si noti, poi, che in questo caso si può passare la dimensione vera dei due tensori, e non la dimensione del loro contenitore, perché l'informazione sulla direzione in cui effettuare l'operazione è passata esplicitamente, e non deve essere ricavata dalla dimensione n-esima.<text:line-break/><text:line-break/>Aggiorniamo dunque le funzioni alla luce del nuovo uso della lista "dimensioni":<text:line-break/><text:line-break/>crea_tensore(dimensioni)<text:line-break/><text:tab/>tot_dim = totale (dimensioni)<text:line-break/><text:line-break/><text:tab/>if (tot_dim &gt; 0)<text:tab/><text:tab/><text:tab/><text:tab/><text:tab/>% il tensore a dimensione 0 è il tensore elementare<text:line-break/><text:tab/><text:tab/>nuove_dim = dimensioni<text:line-break/><text:tab/><text:tab/>rimuovi (nuove_dim, tot_dim-1)<text:tab/><text:tab/><text:tab/>% indici partono da 0<text:line-break/><text:line-break/><text:tab/><text:tab/>tensore = NIL<text:line-break/><text:tab/><text:tab/>for i = 1 to dimensioni[tot_dim-1]<text:tab/><text:tab/>% indici partono da 0<text:line-break/><text:tab/><text:tab/><text:tab/>aggiungi_tensore (dimensioni, tensore, crea_tensore (nuove_dim))<text:line-break/><text:tab/>else<text:line-break/><text:tab/><text:tab/>tensore = init(dimensioni)<text:line-break/><text:line-break/><text:tab/>return tensore<text:line-break/><text:line-break/>aggiungi_tensore (dimensioni_padre, tensore_padre, tensore_figlio)<text:line-break/><text:tab/>if (tensore1 == NIL)<text:line-break/><text:soft-page-break/><text:tab/><text:tab/>tensore_padre = tensore_figlio<text:tab/><text:tab/>% un tensore è un puntatore al suo primo punto<text:line-break/><text:tab/>else<text:line-break/><text:tab/><text:tab/>tot_dim = totale(dimensioni_padre)<text:tab/><text:tab/>% tot_dim-1 è l'indice dell'ultima dimensione<text:line-break/><text:tab/><text:tab/>dimensioni_figlio = dimensioni_padre<text:line-break/><text:tab/><text:tab/>rimuovi(dimensioni_figlio, tot_dim-1)<text:tab/><text:tab/>% il figlio ha una dimensione in meno rispetto al padre<text:line-break/><text:tab/><text:tab/>ultimo_figlio = ultimo_tensore (dimensioni_padre, tensore_padre)<text:line-break/><text:tab/><text:tab/>collega_tensore (tot_dim-1, dimensioni_figlio, ultimo_figlio, tensore_figlio)<text:line-break/><text:line-break/>ultimo_tensore (dimensioni_padre, tensore_padre)<text:line-break/><text:tab/>tot_dim = totale(dimensioni_padre)<text:tab/><text:tab/>% tot_dim-1 è l'indice dell'ultima dimensione<text:line-break/><text:tab/>prossimo_figlio = tensore_padre<text:tab/><text:tab/><text:tab/>% un tensore è un puntatore al suo primo punto<text:line-break/><text:tab/>while (prossimo_figlio != NIL)<text:line-break/><text:tab/><text:tab/>prossimo_figlio = prossimo_tensore (tot_dim-1, prossimo_figlio)<text:line-break/><text:tab/>return prossimo<text:line-break/><text:line-break/>prossimo_tensore (direzione, tensore)<text:line-break/><text:tab/>return tensore-&gt;tessere_successive[direzione]<text:line-break/><text:line-break/>collega_tensori (direzione, dimensioni, tensore1, tensore2)<text:line-break/><text:tab/>tot_dim = totale(dimensioni)<text:tab/>% numero di dimensioni dei tensori da collegare<text:line-break/><text:line-break/><text:tab/>if (tot_dim &gt; 0)<text:tab/><text:tab/>% tensore1 e tensore2 non sono elementari<text:line-break/><text:tab/><text:tab/>dimensioni_figli = dimensioni<text:line-break/><text:tab/><text:tab/>rimuovi(dimensioni_figli, tot_dim-1)<text:line-break/><text:line-break/><text:tab/><text:tab/>primo = tensore1<text:tab/><text:tab/>% il primo sottotensore di tensore1 è puntato dallo stesso tensore1<text:line-break/><text:tab/><text:tab/>secondo = tensore2<text:tab/><text:tab/>% il primo sottotensore di tensore2 è puntato dallo stesso tensore2<text:line-break/><text:tab/><text:tab/>while(primo != NIL &amp; secondo != NIL)<text:line-break/><text:tab/><text:tab/><text:tab/>collega_tensori (direzione, dimensioni_figli, tensore1, tensore2)<text:line-break/><text:tab/><text:tab/><text:tab/>primo = prossimo_tensore(tot_dim-1, tensore1)<text:line-break/><text:tab/><text:tab/><text:tab/>secondo = prossimo_tensore(tot_dim-1, tensore2)<text:line-break/><text:line-break/><text:tab/>else<text:tab/><text:tab/><text:tab/>% tensore1 e tensore2 sono elementari<text:line-break/><text:tab/><text:tab/>tensore1-&gt;tessere_successive[direzione] = tensore2<text:line-break/><text:tab/><text:tab/>tensore2-&gt;tessere_precedenti[direzione] = tensore1<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ele Zamuner</meta:initial-creator>
    <meta:creation-date>2011-04-18T14:49:13.05</meta:creation-date>
    <meta:document-statistic meta:table-count="0" meta:image-count="0" meta:object-count="0" meta:page-count="16" meta:paragraph-count="5" meta:word-count="6104" meta:character-count="43516"/>
    <dc:date>2011-04-18T14:55:49.65</dc:date>
    <dc:creator>Michele Zamuner</dc:creator>
    <meta:editing-duration>PT00H06M40S</meta:editing-duration>
    <meta:editing-cycles>1</meta:editing-cycles>
    <meta:generator>OpenOffice.org/3.2$Win32 OpenOffice.org_project/320m18$Build-9502</meta:generator>
  </office:meta>
</office:document-meta>
</file>